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9d7f9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867bcd"/>
    </style:style>
    <style:style style:name="T34" style:family="text">
      <style:text-properties officeooo:rsid="0063a409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a5e499"/>
    </style:style>
    <style:style style:name="T38" style:family="text">
      <style:text-properties officeooo:rsid="03b2c453"/>
    </style:style>
    <style:style style:name="T39" style:family="text">
      <style:text-properties officeooo:rsid="03b4652d"/>
    </style:style>
    <style:style style:name="T40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9">Esser-</text:span>Skala, 201<text:span text:style-name="T33">8</text:span></text:p>
      <text:p text:style-name="P18"/>
      <text:p text:style-name="P18"/>
      <text:p text:style-name="P13">© 201<text:span text:style-name="T33">8</text:span> by Wolfgang <text:span text:style-name="T39">Esser-</text:span>Skala. This edition is licensed under the<text:span text:style-name="T35"><text:line-break/></text:span>Creative Commons Attribution<text:span text:style-name="T28">-NonCommercial-ShareAlike</text:span> 4.0 International License.<text:span text:style-name="T35"><text:line-break/></text:span>To view a copy of this license, visit http://creativecommons.org/licenses/by<text:span text:style-name="T29">-nc-sa</text:span>/4.0/.</text:p>
      <text:p text:style-name="P12"/>
      <text:p text:style-name="P14">Music engraving by LilyPond 2.18.0 (http://www.lilypond.org).<text:span text:style-name="T27"><text:line-break/>Front matter</text:span> typeset with EB Garamond (http://www.georgduffner.at/ebgaramond).</text:p>
      <text:p text:style-name="P18"/>
      <text:p text:style-name="P11">First <text:span text:style-name="T30">version</text:span>, <text:span text:style-name="T38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0">13</text:span>).</text:p>
      <text:p text:style-name="P3"/>
      <text:p text:style-name="P4">In general, this edition closely follows the <text:span text:style-name="T36">manuscript</text:span>. Any 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9">Esser-</text:span>Skala</text:p>
      <text:p text:style-name="P24"/>
      <text:p text:style-name="P22"><text:span text:style-name="T35"><text:line-break/></text:span>C O N T E N T S</text:p>
      <text:p text:style-name="P16"/>
      <text:p text:style-name="P15"/>
      <text:p text:style-name="P10">Gloria</text:p>
      <text:p text:style-name="P17"><text:tab/>1<text:span text:style-name="T37">.1</text:span><text:tab/><text:span text:style-name="T40">Gloria</text:span><text:tab/><text:span text:style-name="T40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17T19:47:50.807921582</dc:date>
    <dc:creator>Wolfgang Skala</dc:creator>
    <meta:editing-duration>P10DT5H8M46S</meta:editing-duration>
    <meta:editing-cycles>88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03" meta:character-count="1949" meta:non-whitespace-character-count="1638"/>
  </office:meta>
</office:document-meta>
</file>